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3821937346559376664"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2547134099310407624"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7617177901316184075"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513110199044795826"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14"><text:soft-page-break/>Sat April 25, 2020 <text:span text:style-name="T1">4.7 miles</text:span></text:p>
      <text:p text:style-name="P10">Warm up: <text:s/><text:span text:style-name="T2">2 miles at about 10:15/mile mainly on hilly 510 m cemetery loop. <text:s/>Rest 5:00</text:span></text:p>
      <text:p text:style-name="P10">Run: <text:span text:style-name="T2">5 x 510 meters with 250 meter jogs, and 3 minutes between each run. </text:span></text:p>
      <text:p text:style-name="P14">Times for the runs: 2:49, 2:41, 2:29, 2:27, 2:18.5(7:17/mile)</text:p>
      <text:p text:style-name="P10">Warm down: <text:span text:style-name="T2"><text:s/>½ mile</text:span></text:p>
      <text:p text:style-name="P10"><text:span text:style-name="T2"/></text:p>
      <text:p text:style-name="P10"><text:span text:style-name="T2">Sun April 26, 2020 </text:span>3 miles </text:p>
      <text:p text:style-name="P14">I ran 3 miles on very hilly roads and averaged 11:49/mile.</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26T16:18:48.51</dc:date>
    <dc:creator>James Lombardi</dc:creator>
    <meta:editing-duration>P3DT6H45M36S</meta:editing-duration>
    <meta:editing-cycles>326</meta:editing-cycles>
    <meta:generator>OpenOffice/4.1.2$Win32 OpenOffice.org_project/412m3$Build-9782</meta:generator>
    <meta:document-statistic meta:table-count="0" meta:image-count="0" meta:object-count="0" meta:page-count="49" meta:paragraph-count="1279" meta:word-count="13974" meta:character-count="69011"/>
  </office:meta>
</office:document-meta>
</file>